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Ari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language-asian="en" style:country-asian="US" style:font-size-complex="12pt" style:font-weight-complex="normal"/>
    </style:style>
    <style:style style:name="P2" style:family="paragraph" style:parent-style-name="Standard">
      <style:paragraph-properties style:text-autospace="none" style:writing-mode="lr-tb"/>
      <style:text-properties fo:font-size="12pt" fo:language="en" fo:country="US" style:language-asian="en" style:country-asian="US" style:font-size-complex="12pt"/>
    </style:style>
    <style:style style:name="P3" style:family="paragraph" style:parent-style-name="Standard">
      <style:paragraph-properties style:text-autospace="none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6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/>
    </style:style>
    <style:style style:name="P7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P8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size-complex="12pt"/>
    </style:style>
    <style:style style:name="P9" style:family="paragraph" style:parent-style-name="Standard">
      <style:paragraph-properties style:text-autospace="none" style:writing-mode="lr-tb"/>
      <style:text-properties style:font-name="Times New Roman" fo:font-size="12pt" fo:language="en" fo:country="US" fo:font-weight="bold" style:language-asian="en" style:country-asian="US" style:font-name-complex="Times New Roman" style:font-size-complex="12pt" style:font-weight-complex="bold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font-name="Times New Roman" fo:font-size="18pt" fo:language="en" fo:country="US" fo:font-style="normal" fo:font-weight="bold" style:language-asian="en" style:country-asian="US" style:font-size-complex="12pt"/>
    </style:style>
    <style:style style:name="P11" style:family="paragraph" style:parent-style-name="Standard">
      <style:paragraph-properties fo:text-align="center" style:justify-single-word="false" style:text-autospace="none" style:writing-mode="lr-tb">
        <style:tab-stops>
          <style:tab-stop style:position="2.0311in"/>
        </style:tab-stops>
      </style:paragraph-properties>
      <style:text-properties style:font-name="Times New Roman" fo:font-size="18pt" fo:language="en" fo:country="US" fo:font-weight="bold" style:language-asian="en" style:country-asian="US" style:font-name-complex="Times New Roman" style:font-size-complex="18pt" style:font-weight-complex="bold"/>
    </style:style>
    <style:style style:name="P12" style:family="paragraph" style:parent-style-name="Standard">
      <style:paragraph-properties style:text-autospace="none" style:writing-mode="lr-tb"/>
    </style:style>
    <style:style style:name="P13" style:family="paragraph" style:parent-style-name="Standard">
      <style:paragraph-properties style:text-autospace="none" style:writing-mode="lr-tb"/>
      <style:text-properties style:font-name="Times New Roman1" fo:font-size="12pt" fo:language="en" fo:country="US" fo:font-style="normal" fo:font-weight="normal" style:font-size-asian="12pt" style:language-asian="en" style:country-asian="US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text-autospace="none" style:writing-mode="lr-tb"/>
    </style:style>
    <style:style style:name="P15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name-complex="Times New Roman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size-complex="12pt"/>
    </style:style>
    <style:style style:name="P17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791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18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19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" fo:font-size="12pt" fo:language="en" fo:country="US" style:language-asian="en" style:country-asian="US" style:font-name-complex="Times New Roman" style:font-size-complex="12pt"/>
    </style:style>
    <style:style style:name="P20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7.0102in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4.1354in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3.0417in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948in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9583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2.7917in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6.4272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 style:text-autospace="none" style:writing-mode="lr-tb">
        <style:tab-stops>
          <style:tab-stop style:position="1.0835in"/>
          <style:tab-stop style:position="1.2189in"/>
          <style:tab-stop style:position="2.1146in"/>
          <style:tab-stop style:position="2.5701in"/>
          <style:tab-stop style:position="2.8957in"/>
          <style:tab-stop style:position="4.0835in"/>
          <style:tab-stop style:position="5in"/>
          <style:tab-stop style:position="6.4098in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 style:text-autospace="none" style:writing-mode="lr-tb"/>
      <style:text-properties style:font-name="Times New Roman1" fo:font-size="12pt" fo:language="en" fo:country="US" style:font-size-asian="12pt" style:language-asian="en" style:country-asian="US" style:font-name-complex="Times New Roman" style:font-size-complex="12pt"/>
    </style:style>
    <style:style style:name="P29" style:family="paragraph" style:parent-style-name="Standard">
      <style:paragraph-properties fo:margin-left="0.25in" fo:margin-right="0in" fo:text-indent="0in" style:auto-text-indent="false" style:text-autospace="none" style:writing-mode="lr-tb"/>
    </style:style>
    <style:style style:name="P30" style:family="paragraph" style:parent-style-name="Standard">
      <style:paragraph-properties fo:margin-left="0.25in" fo:margin-right="0in" fo:text-indent="0in" style:auto-text-indent="false" style:text-autospace="none" style:writing-mode="lr-tb"/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3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602in"/>
        </style:tab-stops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P3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1.4898in"/>
          <style:tab-stop style:position="1.6563in"/>
          <style:tab-stop style:position="2.25in"/>
          <style:tab-stop style:position="2.6in"/>
          <style:tab-stop style:position="3.5311in"/>
          <style:tab-stop style:position="4.25in"/>
          <style:tab-stop style:position="4.5402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1.5728in" style:leader-style="dotted" style:leader-text="."/>
          <style:tab-stop style:position="2.5299in" style:leader-style="dotted" style:leader-text="."/>
          <style:tab-stop style:position="3.3402in" style:leader-style="dotted" style:leader-text="."/>
          <style:tab-stop style:position="4.2902in" style:leader-style="dotted" style:leader-text="."/>
          <style:tab-stop style:position="5.0402in" style:leader-style="dotted" style:leader-text=".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598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6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5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7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602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8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6.7709in"/>
        </style:tab-stops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39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40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italic" fo:font-weight="bold" style:language-asian="en" style:country-asian="US" style:font-name-complex="Times New Roman" style:font-size-complex="12pt" style:font-style-complex="italic" style:font-weight-complex="bold"/>
    </style:style>
    <style:style style:name="P41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</style:style>
    <style:style style:name="P42" style:family="paragraph" style:parent-style-name="Standard">
      <style:paragraph-properties fo:margin-left="0.25in" fo:margin-right="0in" fo:text-indent="-0.25in" style:auto-text-indent="false" style:text-autospace="none" style:writing-mode="lr-tb">
        <style:tab-stops>
          <style:tab-stop style:position="0in"/>
          <style:tab-stop style:position="3.8854in"/>
          <style:tab-stop style:position="6.7701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fo:font-size="12pt" style:font-size-asian="12pt" style:font-size-complex="12pt"/>
    </style:style>
    <style:style style:name="P44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1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P45" style:family="paragraph" style:parent-style-name="Standard">
      <style:paragraph-properties fo:margin-left="0.25in" fo:margin-right="0in" fo:text-indent="-0.25in" style:auto-text-indent="false" style:text-autospace="none" style:writing-mode="lr-tb">
        <style:tab-stops/>
      </style:paragraph-properties>
      <style:text-properties style:font-name="Times New Roman1" fo:font-size="12pt" style:font-size-asian="12pt" style:font-size-complex="12pt"/>
    </style:style>
    <style:style style:name="P46" style:family="paragraph" style:parent-style-name="terp_5f_default_5f_8">
      <style:paragraph-properties fo:margin-left="0in" fo:margin-right="0in" fo:line-height="120%" fo:text-align="start" style:justify-single-word="false" fo:text-indent="0.5in" style:auto-text-indent="false" fo:keep-with-next="always" style:text-autospace="none" style:writing-mode="lr-tb"/>
    </style:style>
    <style:style style:name="P47" style:family="paragraph" style:parent-style-name="Standard" style:master-page-name="Standard">
      <style:paragraph-properties fo:text-align="center" style:justify-single-word="false" style:page-number="auto" style:text-autospace="none" style:writing-mode="lr-tb"/>
      <style:text-properties style:font-name="Times New Roman" fo:font-size="3pt" fo:font-weight="bold" style:font-size-asian="3pt" style:font-weight-asian="bold" style:font-size-complex="3pt" style:font-weight-complex="bold"/>
    </style:style>
    <style:style style:name="T1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complex="12pt"/>
    </style:style>
    <style:style style:name="T2" style:family="text">
      <style:text-properties fo:color="#000080" style:font-name="Times New Roman" fo:font-size="12pt" fo:language="zxx" fo:country="none" fo:font-style="normal" style:text-underline-style="solid" style:text-underline-width="auto" style:text-underline-color="font-color" fo:font-weight="normal" style:font-size-asian="12pt" style:language-asian="en" style:country-asian="US" style:font-name-complex="Times New Roman" style:font-size-complex="12pt"/>
    </style:style>
    <style:style style:name="T3" style:family="text">
      <style:text-properties fo:color="#000080" style:font-name="Times New Roman" fo:language="zxx" fo:country="none" fo:font-style="normal" style:text-underline-style="solid" style:text-underline-width="auto" style:text-underline-color="font-color" fo:font-weight="normal" style:language-asian="en" style:country-asian="US" style:font-name-complex="Times New Roman"/>
    </style:style>
    <style:style style:name="T4" style:family="text">
      <style:text-properties fo:color="#000080" fo:font-size="13pt" fo:language="en" fo:country="US" fo:font-style="normal" style:text-underline-style="solid" style:text-underline-width="auto" style:text-underline-color="font-color" fo:font-weight="normal" style:font-name-asian="Times New Roman" style:font-size-asian="13pt" style:language-asian="en" style:country-asian="US" style:font-name-complex="Times New Roman2" style:font-size-complex="13pt" style:font-weight-complex="normal"/>
    </style:style>
    <style:style style:name="T5" style:family="text">
      <style:text-properties style:font-name="Times New Roman" fo:font-size="12pt" fo:language="en" fo:country="US" fo:font-style="normal" fo:font-weight="normal" style:language-asian="en" style:country-asian="US" style:font-size-complex="12pt"/>
    </style:style>
    <style:style style:name="T6" style:family="text">
      <style:text-properties style:font-name="Times New Roman" fo:font-size="12pt" fo:language="en" fo:country="US" fo:font-style="normal" fo:font-weight="normal" style:language-asian="en" style:country-asian="US" style:font-name-complex="Times New Roman" style:font-size-complex="12pt"/>
    </style:style>
    <style:style style:name="T7" style:family="text">
      <style:text-properties style:font-name="Times New Roman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T8" style:family="text">
      <style:text-properties style:font-name="Times New Roman" fo:font-style="italic" fo:font-weight="normal" style:font-style-complex="italic"/>
    </style:style>
    <style:style style:name="T9" style:family="text">
      <style:text-properties style:font-name="Times New Roman" fo:font-style="normal" fo:font-weight="normal"/>
    </style:style>
    <style:style style:name="T10" style:family="text">
      <style:text-properties style:font-name="Times New Roman" fo:language="en" fo:country="US" fo:font-style="normal" fo:font-weight="normal" style:language-asian="en" style:country-asian="US" style:font-name-complex="Times New Roman"/>
    </style:style>
    <style:style style:name="T11" style:family="text">
      <style:text-properties style:font-name="Times New Roman" fo:language="en" fo:country="US" fo:font-style="normal" fo:font-weight="bold" style:language-asian="en" style:country-asian="US" style:font-name-complex="Times New Roman" style:font-weight-complex="bold"/>
    </style:style>
    <style:style style:name="T12" style:family="text">
      <style:text-properties style:font-name-complex="Times New Roman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font-style="italic" fo:font-weight="bold" style:font-style-complex="italic" style:font-weight-complex="bold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bold" style:font-weight-complex="bold"/>
    </style:style>
    <style:style style:name="T17" style:family="text">
      <style:text-properties fo:color="#000000" style:text-outline="false" style:text-line-through-style="none" style:text-line-through-type="none" style:font-name="Tahoma" fo:language="zxx" fo:country="none" fo:font-style="normal" fo:text-shadow="none" style:text-underline-style="none" fo:font-weight="normal" fo:background-color="transparent" loext:char-shading-value="0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Tahoma" fo:language="zxx" fo:country="none" fo:font-style="normal" fo:text-shadow="none" style:text-underline-style="none" fo:font-weight="bold" fo:background-color="transparent" loext:char-shading-value="0" style:font-name-asian="Tahoma1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Tahoma" fo:language="zxx" fo:country="none" fo:text-shadow="none" style:text-underline-style="none" fo:background-color="transparent" loext:char-shading-value="0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Tahoma" fo:font-size="12pt" fo:language="zxx" fo:country="none" fo:font-style="normal" fo:text-shadow="none" style:text-underline-style="none" fo:font-weight="normal" fo:background-color="transparent" loext:char-shading-value="0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language="zxx" fo:country="none" fo:font-style="normal" fo:text-shadow="none" style:text-underline-style="none" fo:font-weight="normal" fo:background-color="transparent" loext:char-shading-value="0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normal" fo:background-color="transparent" loext:char-shading-value="0" style:font-name-asian="Tahoma1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language="en" fo:country="US" fo:font-style="normal" fo:font-weight="normal" style:language-asian="en" style:country-asian="US" style:font-name-complex="Times New Roman"/>
    </style:style>
    <style:style style:name="T24" style:family="text">
      <style:text-properties style:font-name="Times New Roman1" fo:font-size="12pt" fo:language="en" fo:country="US" fo:font-style="normal" fo:font-weight="normal" style:font-size-asian="12pt" style:language-asian="en" style:country-asian="US" style:font-name-complex="Times New Roman" style:font-size-complex="12pt"/>
    </style:style>
    <style:style style:name="T25" style:family="text">
      <style:text-properties officeooo:rsid="000da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a xlink:type="simple" xlink:href="relatorio://for%20each=%22%20o%20in%20objects%22"><text:span text:style-name="T4"/></text:a></text:p>
      <text:p text:style-name="P5">CỘNG HOÀ XÃ HỘI CHỦ NGHĨA VIỆT NAM</text:p>
      <text:p text:style-name="P4"><text:tab/><text:tab/><text:tab/><text:tab/><text:tab/>Độc lập – Tự do - <text:s/>Hạnh phúc</text:p>
      <text:p text:style-name="P9"><text:s text:c="46"/></text:p>
      <text:p text:style-name="P6">CÔNG TY </text:p>
      <text:p text:style-name="P12"><text:span text:style-name="T5">Số: <text:s/></text:span><text:span text:style-name="T22"><text:placeholder text:placeholder-type="text">&lt;get_nv(o.id)['name'] or ''&gt;</text:placeholder></text:span></text:p>
      <text:p text:style-name="P11"/>
      <text:p text:style-name="P10">HỢP ĐỒNG LAO ĐỘNG</text:p>
      <text:p text:style-name="P2"/>
      <text:p text:style-name="P16"><text:span text:style-name="T12">(Ban hành theo Thông tư số 21/2003/TT – BLĐTBXH ngày 22/9/2003 của Bộ Lao động – </text:span>Thương binh và Xã hội)</text:p>
      <text:p text:style-name="P8">Chúng tôi , một bên là <text:span text:style-name="T25">Ô</text:span>ng / Bà : <text:s/><text:tab/> <text:s text:c="4"/>Quốc tịch : Việt Nam</text:p>
      <text:p text:style-name="P8">Chức vụ : Giám đốc</text:p>
      <text:p text:style-name="P8">Đại diện cho (1) : Công Ty <text:s text:c="19"/>Điện thoại : </text:p>
      <text:p text:style-name="P8">Địa chỉ : </text:p>
      <text:p text:style-name="P21"><text:span text:style-name="T10">Và một bên là Ong / Bà : </text:span><text:span text:style-name="T17"><text:placeholder text:placeholder-type="text">&lt;get_nv(o.id)['last_name']&gt;</text:placeholder></text:span><text:span text:style-name="T10"><text:tab/>Quốc tịch : Việt Nam</text:span></text:p>
      <text:p text:style-name="P22"><text:span text:style-name="T10">Sinh ngày </text:span><text:span text:style-name="T17"><text:placeholder text:placeholder-type="text">&lt;get_nv(o.id)['last_name']&gt;</text:placeholder></text:span><text:span text:style-name="T3"> </text:span><text:span text:style-name="T10">tháng </text:span><text:span text:style-name="T17"><text:placeholder text:placeholder-type="text">&lt;get_nv(o.id)['birthday_month'] or ' '&gt;</text:placeholder></text:span><text:span text:style-name="T3"> </text:span><text:span text:style-name="T10">năm </text:span><text:span text:style-name="T17"><text:placeholder text:placeholder-type="text">&lt;get_nv(o.id)['birthday_year'] or ' '&gt;</text:placeholder></text:span><text:span text:style-name="T10"> <text:tab/>tại </text:span><text:span text:style-name="T17"><text:placeholder text:placeholder-type="text">&lt;get_nv(o.id)['place_of_birth']&gt;</text:placeholder></text:span></text:p>
      <text:p text:style-name="P20"><text:span text:style-name="T7">Nghề nghiệp (2) : </text:span><text:span text:style-name="T2"><text:s/></text:span><text:span text:style-name="T20"><text:placeholder text:placeholder-type="text">&lt;get_nv(o.id)['job']&gt;</text:placeholder></text:span><text:span text:style-name="T7"><text:tab/></text:span></text:p>
      <text:p text:style-name="P23"><text:span text:style-name="T10">Địa chỉ thường trú : </text:span><text:span text:style-name="T17"><text:placeholder text:placeholder-type="text">&lt;get_nv(o.id)['address_home']&gt;</text:placeholder></text:span><text:span text:style-name="T10"><text:tab/></text:span></text:p>
      <text:p text:style-name="P17"><text:tab/></text:p>
      <text:p text:style-name="P24"><text:span text:style-name="T10">Số CMND : </text:span><text:span text:style-name="T17"><text:placeholder text:placeholder-type="text">&lt;get_nv(o.id)['cmnd']&gt;</text:placeholder></text:span><text:span text:style-name="T10"><text:tab/>Cấp ngày : </text:span><text:span text:style-name="T3"><text:s/></text:span><text:span text:style-name="T17"><text:placeholder text:placeholder-type="text">&lt;get_nv(o.id)['date_id_date'] or ' '&gt;</text:placeholder></text:span><text:span text:style-name="T10">/</text:span><text:span text:style-name="T17"><text:placeholder text:placeholder-type="text">&lt;get_nv(o.id)['date_id_month'] or ' '&gt;</text:placeholder></text:span><text:span text:style-name="T10">/</text:span><text:span text:style-name="T17"><text:placeholder text:placeholder-type="text">&lt;get_nv(o.id)['date_id_year'] or ' '&gt;</text:placeholder></text:span><text:span text:style-name="T10">/ <text:s text:c="2"/>tại: </text:span><text:span text:style-name="T17"><text:placeholder text:placeholder-type="text">&lt;get_nv(o.id)['nc']&gt;</text:placeholder></text:span></text:p>
      <text:p text:style-name="P25"><text:span text:style-name="T10">Số sổ lao động ( nếu có) </text:span><text:span text:style-name="T17"><text:placeholder text:placeholder-type="text">&lt;get_nv(o.id)['ssnid']&gt;</text:placeholder></text:span><text:span text:style-name="T10"><text:tab/>Cấp ngày: <text:s/></text:span><text:span text:style-name="T17"><text:placeholder text:placeholder-type="text">&lt;get_nv(o.id)['ssnid_date_date'] or ' '&gt;</text:placeholder></text:span><text:span text:style-name="T10">/ </text:span><text:span text:style-name="T17"><text:placeholder text:placeholder-type="text">&lt;get_nv(o.id)['ssnid_date_month'] or ' '&gt;</text:placeholder></text:span><text:span text:style-name="T10">/</text:span><text:span text:style-name="T17"><text:placeholder text:placeholder-type="text">&lt;get_nv(o.id)['ssnid_date_year'] or ' '&gt;</text:placeholder></text:span><text:span text:style-name="T10"> / <text:s text:c="4"/>tại: </text:span><text:span text:style-name="T17"><text:placeholder text:placeholder-type="text">&lt;get_nv(o.id)['ssnid_place']&gt;</text:placeholder></text:span></text:p>
      <text:p text:style-name="P18">Thỏa thuận ký kết hợp đồng lao động va cam kết làm đúng những điều khoản sau đây:</text:p>
      <text:p text:style-name="P15">Điều 1 : Thời hạn và công việc hợp đồng</text:p>
      <text:p text:style-name="P26"><text:span text:style-name="T10">- Loại hợp đồng lao động (3) : </text:span><text:span text:style-name="T17"><text:placeholder text:placeholder-type="text">&lt;get_nv(o.id)['duration']&gt;</text:placeholder></text:span><text:span text:style-name="T10"><text:tab/></text:span></text:p>
      <text:p text:style-name="P27"><text:span text:style-name="T10">- Từ ngày </text:span><text:span text:style-name="T17"><text:placeholder text:placeholder-type="text">&lt;get_nv(o.id)['start_date_contract_date'] or ' '&gt;</text:placeholder></text:span><text:span text:style-name="T17"> </text:span><text:span text:style-name="T10">tháng </text:span><text:span text:style-name="T17"><text:placeholder text:placeholder-type="text">&lt;get_nv(o.id)['start_date_contract_month'] or ' '&gt;</text:placeholder></text:span><text:span text:style-name="T17"> </text:span><text:span text:style-name="T10">năm <text:s/></text:span><text:span text:style-name="T17"><text:placeholder text:placeholder-type="text">&lt;get_nv(o.id)['start_date_contract_year'] or ' '&gt;</text:placeholder></text:span><text:span text:style-name="T17"> </text:span><text:span text:style-name="T10">đến ngày </text:span><text:span text:style-name="T17"><text:placeholder text:placeholder-type="text">&lt;get_nv(o.id)['end_date_contract_date'] or ' '&gt;</text:placeholder></text:span><text:span text:style-name="T10"> tháng </text:span><text:span text:style-name="T3"><text:s/></text:span><text:span text:style-name="T17"><text:placeholder text:placeholder-type="text">&lt;get_nv(o.id)['end_date_contract_month'] or ' '&gt;</text:placeholder></text:span><text:span text:style-name="T10"> năm </text:span><text:span text:style-name="T17"><text:placeholder text:placeholder-type="text">&lt;get_nv(o.id)['end_date_contract_year'] or ' '&gt;</text:placeholder></text:span><text:span text:style-name="T10"> <text:tab/></text:span></text:p>
      <text:p text:style-name="P33">- Thử việc từ ngày <text:s text:c="2"/>tháng <text:s text:c="2"/>năm <text:s/><text:tab/> đến ngày <text:s/>tháng <text:s/>năm <text:s text:c="2"/></text:p>
      <text:p text:style-name="P34">- Địa điểm làm việc (4) : </text:p>
      <text:p text:style-name="P42"><text:span text:style-name="T10">- Chức danh chuyên môn : </text:span><text:span text:style-name="T17"><text:placeholder text:placeholder-type="text">&lt;get_nv(o.id)['major']&gt;</text:placeholder></text:span><text:span text:style-name="T10"> <text:tab/>Chức vụ (nếu có): <text:s/></text:span><text:span text:style-name="T17"><text:placeholder text:placeholder-type="text">&lt;get_nv(o.id)['job']&gt;</text:placeholder></text:span><text:span text:style-name="T10"> <text:tab/></text:span></text:p>
      <text:p text:style-name="P35"><text:tab/><text:tab/></text:p>
      <text:p text:style-name="P36">- Công việc phải làm (5): <text:span text:style-name="T19"><text:placeholder text:placeholder-type="text">&lt;o.notes or ''&gt;</text:placeholder></text:span><text:tab/></text:p>
      <text:p text:style-name="P37"><text:tab/></text:p>
      <text:p text:style-name="P38"><text:tab/></text:p>
      <text:p text:style-name="P31"><text:tab/></text:p>
      <text:p text:style-name="P15">Điều 2 : Chế độ làm việc</text:p>
      <text:p text:style-name="P32">- Thời gian làm việc (6) : <text:s/>8giờ/ngày</text:p>
      <text:p text:style-name="P7">- Được cấp phát những dụng cụ làm việc gồm : Theo tính chất công việc giao</text:p>
      <text:p text:style-name="P15">Điều 3: Nghĩa vụ và quyền lợi của người lao động</text:p>
      <text:p text:style-name="P40">1. Quyền lợi :</text:p>
      <text:p text:style-name="P39">- Phương tiện đi lại làm việc (7) : tự túc</text:p>
      <text:p text:style-name="P43"><text:soft-page-break/><text:span text:style-name="T10">- Mức lương chính hoặc tiền công (8) : </text:span><text:span text:style-name="T17"><text:placeholder text:placeholder-type="text">&lt;o.basic&gt;</text:placeholder></text:span></text:p>
      <text:p text:style-name="P3"><text:span text:style-name="T10">- Hệ số lương : </text:span><text:span text:style-name="T18"><text:placeholder text:placeholder-type="text">&lt;get_nv(o.id)['ratio']&gt;</text:placeholder></text:span></text:p>
      <text:p text:style-name="P39">- Hình thức trả lương : <text:span text:style-name="T19"><text:placeholder text:placeholder-type="text">&lt;o.journal_id and o.journal_id.name or ''&gt;</text:placeholder></text:span></text:p>
      <text:p text:style-name="P43"><text:span text:style-name="T10">- Phụ cấp gồm (9) : </text:span><text:span text:style-name="T18"><text:placeholder text:placeholder-type="text">&lt;o.wage or False&gt;</text:placeholder></text:span><text:span text:style-name="T11"> <text:s text:c="2"/></text:span></text:p>
      <text:p text:style-name="P39">- Được trả lương vào các ngày 15 và 01 hàng tháng.</text:p>
      <text:p text:style-name="P8">- Tiền thưởng :</text:p>
      <text:p text:style-name="P8">- Chế độ nâng lương :</text:p>
      <text:p text:style-name="P8">- Được trang bị bảo hộ lao động gồm : Theo tính chất công việc được giao</text:p>
      <text:p text:style-name="P8">- Chế độ nghỉ ngơi ( nghỉ hàng tuần , phép năm , lễ tết ) : Nghĩ hàng tuần 1 ngày, lễ tết 9 ngày , phép </text:p>
      <text:p text:style-name="P7">năm 12 ngày/năm với điều kiện lao động bình thường và 14 ngày/năm với điều kiện lao động <text:s/>nặng </text:p>
      <text:p text:style-name="P7">nhọc , độc hại.</text:p>
      <text:p text:style-name="P7">- Bảo hiểm xã hội , bảo hiểm y tế và <text:span text:style-name="T13">bảo hiểm thất nghiệp </text:span>(10) : người sử dụng lao động <text:s/>………%, </text:p>
      <text:p text:style-name="P7">người lao động ………… % trích lương hàng tháng.</text:p>
      <text:p text:style-name="P7">- Chế độ đào tạo (11) :</text:p>
      <text:p text:style-name="P7">- Những thỏa thuận khác (12) : Mức lương trên (8) dùng để thực hiện chế độ BHXH , giải quyết chế độ phép năm, trợ cấp thôi việc … <text:s/>theo PLLĐ còn thu nhập hàng tháng theo qui chế lương của công ty </text:p>
      <text:p text:style-name="P7">được trả theo năng suất lao động và ngày công thực tế.</text:p>
      <text:p text:style-name="P30">2. Nghĩa vụ:</text:p>
      <text:p text:style-name="P32">- Hoàn thành những công việc đã cam kết trong hợp đồng lao động.</text:p>
      <text:p text:style-name="P7">- Chấp hành lệnh điều hành sản xuất- kinh doanh , nội quy kỹ luật lao động , an toàn lao động..</text:p>
      <text:p text:style-name="P7">- Bồi thường vi phạm và vật chất (13) : Theo nội quy công ty và hợp đồng trách nhiệm vật chất ( nếu </text:p>
      <text:p text:style-name="P7">có).</text:p>
      <text:p text:style-name="P15">Điều 4 : Nghĩa vụ và quyền hạn của người sử dụng lao động </text:p>
      <text:p text:style-name="P32"><text:span text:style-name="T14">1. Nghĩa vụ</text:span> :</text:p>
      <text:p text:style-name="P32">-Bảo đảm việc làm và thực hiện đầy đủ những điều đã cam kết trong hợp đồng </text:p>
      <text:p text:style-name="P7">-Thanh toán đầy đủ , đúng thời hạn các chế <text:s/>độ và quyền lợi cho người lao động theo hợp đồng lao </text:p>
      <text:p text:style-name="P7">động , thoả ước lao động tập thể ( nếu có).</text:p>
      <text:p text:style-name="P32"><text:span text:style-name="T14">1. Quyền hạn</text:span> :</text:p>
      <text:p text:style-name="P32">- Điều hành người lao động hoàn thành công việc theo hợp đồng ( bố trí , điều chuyển , tạm ngừng </text:p>
      <text:p text:style-name="P7">việc …)</text:p>
      <text:p text:style-name="P7">- Tạm hoãn , chấm dứt hợp đồng lao động , kỷ luật người lao động theo quy định của pháp luật , thoả </text:p>
      <text:p text:style-name="P7">ước lao động tập thể ( nếu có ) và nội quy lao động của doanh nghiệp.</text:p>
      <text:p text:style-name="P15">Điều 5 : Điều khoản thi hành</text:p>
      <text:p text:style-name="P32">- Những vấn đề về lao động không ghi trong hợp đồng lao động này thì áp dụng qui định của thoả ước </text:p>
      <text:p text:style-name="P7">tập thể , trường hợp chưa có thoả ước tập thể thì áp dụng quy định của pháp luật lao động.</text:p>
      <text:p text:style-name="P13">- Hợp đồng lao động được làm thành 02 bản có giá trị ngang nhau , mỗi bên giữ <text:s/>một bản và có hiệu </text:p>
      <text:p text:style-name="P45"><text:span text:style-name="T23">lực từ ngày </text:span><text:span text:style-name="T21"><text:placeholder text:placeholder-type="text">&lt;get_nv(o.id)['start_date_contract_date'] or ' '&gt;</text:placeholder></text:span><text:span text:style-name="T23"> tháng </text:span><text:span text:style-name="T21"><text:placeholder text:placeholder-type="text">&lt;get_nv(o.id)['start_date_contract_month'] or ' '&gt;</text:placeholder></text:span><text:span text:style-name="T23"> năm </text:span><text:span text:style-name="T21"><text:placeholder text:placeholder-type="text">&lt;get_nv(o.id)['start_date_contract_year'] or ' '&gt;</text:placeholder></text:span><text:span text:style-name="T23"> Khi hai bên ký kết phụ lục hợp đồng lao động thì nội </text:span></text:p>
      <text:p text:style-name="P44">dung của phụ lục hợp đồng lao động cũng có giá trị như các nội dung của bản hợp đồng lao động này.</text:p>
      <text:p text:style-name="P41"><text:span text:style-name="T6">- </text:span><text:span text:style-name="T24">Hợp đồng này làm tại Công ty CP nhựa Mekong ngày </text:span><text:span text:style-name="T22"><text:placeholder text:placeholder-type="text">&lt;get_nv(o.id)['start_date_contract_date'] or ' '&gt;</text:placeholder></text:span><text:span text:style-name="T24"> tháng </text:span><text:span text:style-name="T22"><text:placeholder text:placeholder-type="text">&lt;get_nv(o.id)['start_date_contract_month'] or ' '&gt;</text:placeholder></text:span><text:span text:style-name="T24"> năm <text:s/></text:span><text:span text:style-name="T22"><text:placeholder text:placeholder-type="text">&lt;get_nv(o.id)['start_date_contract_year'] or ' '&gt;</text:placeholder></text:span></text:p>
      <text:p text:style-name="P28"/>
      <text:p text:style-name="P19"><text:s text:c="4"/><text:span text:style-name="T15">NGƯỜI LAO ĐỘNG <text:s text:c="54"/></text:span><text:span text:style-name="T16">NGƯỜI SỬ DỤNG LAO ĐỘNG</text:span><text:span text:style-name="T15"> <text:s text:c="48"/></text:span></text:p>
      <text:p text:style-name="P2"><text:s text:c="10"/><text:span text:style-name="T8">( Ký tên) <text:s text:c="79"/>( Ký tên , đóng dấu)</text:span></text:p>
      <text:p text:style-name="P2"><text:s text:c="6"/><text:span text:style-name="T9">Ghi rõ họ và tên <text:s text:c="73"/>Ghi rõ họ và tên </text:span></text:p>
      <text:p text:style-name="P14"><text:s text:c="84"/></text:p>
      <text:p text:style-name="P14"><text:soft-page-break/><text:tab/><text:tab/><text:tab/><text:tab/><text:tab/><text:tab/><text:tab/><text:tab/><text:tab/><text:tab/></text:p>
      <text:p text:style-name="P29"><text:tab/><text:tab/><text:tab/><text:tab/><text:tab/><text:tab/><text:tab/><text:tab/><text:tab/><text:tab/></text:p>
      <text:p text:style-name="P12"/>
      <text:p text:style-name="P46"><text:a xlink:type="simple" xlink:href="relatorio:///for"><text:span text:style-name="T1"/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2" svg:font-family="'Times New Roman', Arial"/>
    <style:font-face style:name="Times New Roman1" svg:font-family="'Times New Roman'" style:font-family-generic="roma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rp_5f_header" style:display-name="terp_header" style:family="paragraph" style:parent-style-name="Heading">
      <style:text-properties fo:font-size="12pt" fo:font-weight="bold" style:font-size-complex="12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10:28:34.96</meta:creation-date>
    <dc:date>2014-09-27T09:44:35.201000000</dc:date>
    <meta:editing-duration>PT3H41M1S</meta:editing-duration>
    <meta:editing-cycles>98</meta:editing-cycles>
    <meta:generator>LibreOffice/4.2.3.3$Windows_x86 LibreOffice_project/882f8a0a489bc99a9e60c7905a60226254cb6ff0</meta:generator>
    <meta:document-statistic meta:table-count="0" meta:image-count="0" meta:object-count="0" meta:page-count="3" meta:paragraph-count="80" meta:word-count="930" meta:character-count="5302" meta:non-whitespace-character-count="3914"/>
  </office:meta>
</office:document-meta>
</file>